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paragraph-rsid="001a9e86"/>
    </style:style>
    <style:style style:name="P2" style:family="paragraph" style:parent-style-name="Preformatted_20_Text">
      <style:paragraph-properties fo:text-align="center" style:justify-single-word="false"/>
      <style:text-properties fo:font-size="20pt" fo:font-weight="bold" officeooo:paragraph-rsid="001a9e86" style:font-size-asian="20pt" style:font-weight-asian="bold" style:font-size-complex="20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8pt" fo:font-weight="bold" officeooo:paragraph-rsid="001a9e86" style:font-size-asian="18pt" style:font-weight-asian="bold" style:font-size-complex="18pt" style:font-weight-complex="bold"/>
    </style:style>
    <style:style style:name="P4" style:family="paragraph" style:parent-style-name="Preformatted_20_Text">
      <style:text-properties officeooo:paragraph-rsid="001a9e86"/>
    </style:style>
    <style:style style:name="P5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fo:background-color="#ffffff"/>
    </style:style>
    <style:style style:name="P6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Source Code Pro" fo:background-color="#ffffff"/>
    </style:style>
    <style:style style:name="P7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Source Code Pro" officeooo:rsid="001c3852" officeooo:paragraph-rsid="001c3852" fo:background-color="#ffffff"/>
    </style:style>
    <style:style style:name="P8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Source Code Pro" fo:font-size="12pt" fo:font-weight="bold" officeooo:rsid="001c3852" officeooo:paragraph-rsid="001c3852" fo:background-color="#ffffff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Source Code Pro" fo:font-weight="bold" officeooo:rsid="001c3852" officeooo:paragraph-rsid="001c3852" fo:background-color="#ffffff" style:font-weight-asian="bold" style:font-weight-complex="bold"/>
    </style:style>
    <style:style style:name="P10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Source Code Pro" fo:font-weight="normal" officeooo:rsid="001c3852" officeooo:paragraph-rsid="001c3852" fo:background-color="#ffffff" style:font-weight-asian="normal" style:font-weight-complex="normal"/>
    </style:style>
    <style:style style:name="P11" style:family="paragraph" style:parent-style-name="Preformatted_20_Text">
      <style:paragraph-properties fo:margin-left="0cm" fo:margin-right="0cm" fo:text-align="justify" style:justify-single-word="false" fo:text-indent="1.27cm" style:auto-text-indent="false" fo:background-color="#ffffff">
        <style:background-image/>
      </style:paragraph-properties>
      <style:text-properties fo:color="#000000" style:font-name="Source Code Pro" fo:font-size="10pt" fo:font-weight="normal" officeooo:rsid="001c3852" officeooo:paragraph-rsid="001c3852" fo:background-color="#fffff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27cm" style:auto-text-indent="false" fo:background-color="#ffffff">
        <style:background-image/>
      </style:paragraph-properties>
      <style:text-properties fo:color="#000000" fo:font-size="12pt" fo:font-weight="bold" officeooo:rsid="001c3852" officeooo:paragraph-rsid="001c3852" fo:background-color="#fffff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1.27cm" style:auto-text-indent="false" fo:background-color="#ffffff">
        <style:background-image/>
      </style:paragraph-properties>
      <style:text-properties fo:color="#000000" fo:font-size="12pt" fo:font-weight="normal" officeooo:rsid="001c3852" officeooo:paragraph-rsid="001c3852" fo:background-color="#fffff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paragraph-rsid="001bdc36"/>
    </style:style>
    <style:style style:name="P15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officeooo:paragraph-rsid="001bdc36" style:font-size-asian="12pt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officeooo:rsid="001c3852" officeooo:paragraph-rsid="001c3852" style:font-size-asian="12pt" style:font-size-complex="12pt"/>
    </style:style>
    <style:style style:name="P17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fo:font-weight="bold" officeooo:rsid="001c3852" officeooo:paragraph-rsid="001c385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fo:font-weight="normal" officeooo:rsid="001c3852" officeooo:paragraph-rsid="001c385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4pt" fo:font-weight="bold" officeooo:rsid="001c3852" officeooo:paragraph-rsid="001c3852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background-color="#ffffff">
        <style:background-image/>
      </style:paragraph-properties>
      <style:text-properties fo:color="#000000" style:font-name="Source Code Pro" fo:background-color="#ffffff"/>
    </style:style>
    <style:style style:name="P21" style:family="paragraph" style:parent-style-name="Preformatted_20_Text">
      <style:paragraph-properties fo:background-color="#ffffff">
        <style:background-image/>
      </style:paragraph-properties>
      <style:text-properties fo:color="#000000" fo:background-color="#ffffff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fo:color="#000000" fo:font-size="12pt" fo:font-weight="bold" officeooo:rsid="001c3852" officeooo:paragraph-rsid="001c3852" fo:background-color="#fffff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1.27cm" style:auto-text-indent="false" fo:background-color="#ffffff">
        <style:background-image/>
      </style:paragraph-properties>
      <style:text-properties fo:color="#000000" fo:font-size="12pt" fo:font-weight="normal" officeooo:rsid="001ed392" officeooo:paragraph-rsid="001ed392" fo:background-color="#ffffff" style:font-size-asian="12pt" style:font-weight-asian="normal" style:font-size-complex="12pt" style:font-weight-complex="normal"/>
    </style:style>
    <style:style style:name="P24" style:family="paragraph" style:parent-style-name="Preformatted_20_Text" style:master-page-name="Standard">
      <style:paragraph-properties fo:text-align="center" style:justify-single-word="false" style:page-number="auto"/>
      <style:text-properties fo:font-size="12pt" fo:font-weight="normal" officeooo:paragraph-rsid="001a9e86" style:font-size-asian="12pt" style:font-weight-asian="normal" style:font-size-complex="12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font-size="18pt" fo:font-weight="bold" officeooo:paragraph-rsid="001a9e86" style:font-size-asian="18pt" style:font-weight-asian="bold" style:font-size-complex="18pt" style:font-weight-complex="bold"/>
    </style:style>
    <style:style style:name="P26" style:family="paragraph" style:parent-style-name="Preformatted_20_Text">
      <style:text-properties fo:font-size="8pt" officeooo:paragraph-rsid="001a9e86" style:font-size-asian="8pt" style:font-size-complex="8pt"/>
    </style:style>
    <style:style style:name="P27" style:family="paragraph" style:parent-style-name="Preformatted_20_Text">
      <style:paragraph-properties fo:background-color="#ffffff">
        <style:background-image/>
      </style:paragraph-properties>
      <style:text-properties fo:color="#000000" style:font-name="Source Code Pro" fo:background-color="#ffffff"/>
    </style:style>
    <style:style style:name="P28" style:family="paragraph" style:parent-style-name="Preformatted_20_Text">
      <style:paragraph-properties fo:background-color="#ffffff">
        <style:background-image/>
      </style:paragraph-properties>
      <style:text-properties fo:color="#808080" style:font-name="Source Code Pro" fo:font-style="italic" fo:background-color="#ffffff" style:font-style-asian="italic" style:font-style-complex="italic"/>
    </style:style>
    <style:style style:name="P29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Source Code Pro" officeooo:rsid="001ed392" officeooo:paragraph-rsid="001ed392" fo:background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a9e86" style:font-size-asian="8pt" style:font-size-complex="8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a9e86" style:font-size-asian="20pt" style:font-weight-asian="bold" style:font-size-complex="2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weight-complex="bold"/>
    </style:style>
    <style:style style:name="T7" style:family="text">
      <style:text-properties officeooo:rsid="001bdc36"/>
    </style:style>
    <style:style style:name="T8" style:family="text">
      <style:text-properties style:font-name="Source Code Pro"/>
    </style:style>
    <style:style style:name="T9" style:family="text">
      <style:text-properties style:font-name="Source Code Pro" fo:font-style="italic" style:font-style-asian="italic" style:font-style-complex="italic"/>
    </style:style>
    <style:style style:name="T10" style:family="text">
      <style:text-properties officeooo:rsid="00204edb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Санкт-Петербургский национальный исследовательский университет информационных технологий, механики и оптики</text:p>
      <text:p text:style-name="P1"/>
      <text:p text:style-name="P4"/>
      <text:p text:style-name="P2"/>
      <text:p text:style-name="P1"><text:span text:style-name="T3">«</text:span><text:span text:style-name="T4">Алгоритмы и структуры данных</text:span><text:span text:style-name="T3">»</text:span></text:p>
      <text:p text:style-name="P3"/>
      <text:p text:style-name="P3"/>
      <text:p text:style-name="P3">Лабораторная работа №1</text:p>
      <text:p text:style-name="P4"><text:tab/><text:tab/><text:tab/><text:tab/><text:tab/><text:tab/><text:span text:style-name="T7">Вариант 7.</text:span></text:p>
      <text:p text:style-name="P4"/>
      <text:p text:style-name="P4"/>
      <text:p text:style-name="P4"/>
      <text:p text:style-name="P4"/>
      <text:p text:style-name="P4"/>
      <text:p text:style-name="P4"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<text:tab/><text:tab/><text:tab/><text:tab/><text:tab/><text:tab/><text:tab/> <text:s text:c="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<text:tab/><text:tab/><text:tab/><text:tab/><text:tab/><text:tab/><text:tab/><text:tab/>Выполнил:</text:p>
      <text:p text:style-name="P4"><text:tab/><text:tab/><text:tab/><text:tab/><text:tab/><text:tab/><text:tab/><text:tab/><text:tab/><text:tab/><text:tab/>Пашнин А.Д.</text:p>
      <text:p text:style-name="P4"><text:tab/><text:tab/><text:tab/><text:tab/><text:tab/><text:tab/><text:tab/><text:tab/><text:tab/><text:tab/><text:tab/>группа P3217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26"><text:tab/><text:tab/><text:tab/><text:tab/><text:tab/><text:tab/> <text:s/>Санкт-Петербург</text:p>
      <text:p text:style-name="P4"><text:span text:style-name="T1"><text:tab/><text:tab/><text:tab/><text:tab/><text:tab/><text:tab/><text:tab/>201</text:span><text:span text:style-name="T2">6</text:span><text:span text:style-name="T1">г.</text:span></text:p>
      <text:p text:style-name="P4"/>
      <text:p text:style-name="P4"><text:soft-page-break/></text:p>
      <text:p text:style-name="P14"><text:span text:style-name="T6">Цель работы:</text:span><text:span text:style-name="T5"> </text:span>изучить основные методы организации таблиц идентификаторов, получить представление о преимуществах и недостатках, присущих различным методам организации таблиц символов (идентификаторов).</text:p>
      <text:p text:style-name="P15">Для выполнения лабораторной работы требуется написать программу, которая получает на входе набор идентификаторов, организует таблицу по заданному методу и позволяет осуществить <text:span text:style-name="T5">многократный</text:span> поиск идентификатора в этой таблице. Список идентификаторов считать заданным в виде текстового файла. Длина идентификаторов ограничена 32 символами.</text:p>
      <text:p text:style-name="P16">Вариаинт 7: Тип хеш-функции — сумма кодов первого и последнего символа</text:p>
      <text:p text:style-name="P16"><text:tab/> <text:s text:c="9"/>Способ разрешения коллизий — бинарное дерево.</text:p>
      <text:p text:style-name="P15"/>
      <text:p text:style-name="P17">Схема организации таблицы:</text:p>
      <text:p text:style-name="P17"/>
      <text:p text:style-name="P18">Таблица представляет собой массив элементов HashCell, каждый из которых содержит бинарное дерево поиска. При добавлении элемента происходит вычисление его хеш значения, далее происходит обращение к массиву по полученному значению, и в дерево, закреплённое за элементом HashCell происходит добавление элемента.</text:p>
      <text:p text:style-name="P18"/>
      <text:p text:style-name="P19">Код:</text:p>
      <text:p text:style-name="P17">Класс таблицы:</text:p>
      <text:p text:style-name="P11"/>
      <text:p text:style-name="P20">public class HashTable {</text:p>
      <text:p text:style-name="P21"><text:s text:c="4"/><text:span text:style-name="T8">public HashCell[] cells = new HashCell[100];</text:span></text:p>
      <text:p text:style-name="P21"><text:s text:c="4"/><text:span text:style-name="T8">private int collisions = 0;</text:span></text:p>
      <text:p text:style-name="P21"><text:s text:c="4"/><text:span text:style-name="T8">public int searchCounts = 0;//</text:span><text:span text:style-name="T9">Для сбора статистики</text:span></text:p>
      <text:p text:style-name="P21"><text:s text:c="4"/><text:span text:style-name="T8">public int comp = 0; <text:s text:c="11"/>//</text:span></text:p>
      <text:p text:style-name="P21"><text:s text:c="4"/><text:span text:style-name="T8">public int getCollisions() {</text:span></text:p>
      <text:p text:style-name="P21"><text:s text:c="8"/><text:span text:style-name="T8">return collisions;</text:span></text:p>
      <text:p text:style-name="P21"><text:s text:c="4"/><text:span text:style-name="T8">}</text:span></text:p>
      <text:p text:style-name="P21"><text:s text:c="4"/><text:span text:style-name="T8">public void add(String value) {</text:span></text:p>
      <text:p text:style-name="P21"><text:s text:c="8"/><text:span text:style-name="T8">int hashCode = getHashCode(value);</text:span></text:p>
      <text:p text:style-name="P21"><text:s text:c="8"/><text:span text:style-name="T8">HashCell cell = null;</text:span></text:p>
      <text:p text:style-name="P21"><text:s text:c="8"/><text:span text:style-name="T8">try {</text:span></text:p>
      <text:p text:style-name="P21"><text:s text:c="12"/><text:span text:style-name="T8">cell = cells[hashCode];</text:span></text:p>
      <text:p text:style-name="P21"><text:s text:c="8"/><text:span text:style-name="T8">} catch (IndexOutOfBoundsException e) {</text:span></text:p>
      <text:p text:style-name="P21"><text:s text:c="12"/><text:span text:style-name="T8">this.resize(hashCode);</text:span></text:p>
      <text:p text:style-name="P21"><text:s text:c="8"/><text:span text:style-name="T8">}</text:span></text:p>
      <text:p text:style-name="P21"><text:s text:c="8"/><text:span text:style-name="T8">if (cell == null) {</text:span></text:p>
      <text:p text:style-name="P21"><text:s text:c="12"/><text:span text:style-name="T8">cells[hashCode] = new HashCell(hashCode, value, this);</text:span></text:p>
      <text:p text:style-name="P21"><text:s text:c="8"/><text:span text:style-name="T8">} <text:s/>else {</text:span></text:p>
      <text:p text:style-name="P21"><text:s text:c="12"/><text:span text:style-name="T8">if (!cell.get_binaryTree().search(value)) { </text:span><text:span text:style-name="T9">//для подсчета количества коллизий т.к. можем посчитать за коллизию уже записаное в дерево значение,</text:span></text:p>
      <text:p text:style-name="P21"><text:s text:c="16"/><text:span text:style-name="T8">collisions++; <text:s text:c="26"/></text:span><text:span text:style-name="T9">//иначе можно просто делать add.</text:span></text:p>
      <text:p text:style-name="P21"><text:s text:c="16"/><text:span text:style-name="T8">cell.get_binaryTree().add(value);</text:span></text:p>
      <text:p text:style-name="P21"><text:s text:c="12"/><text:span text:style-name="T8">}</text:span></text:p>
      <text:p text:style-name="P21"><text:s text:c="8"/><text:span text:style-name="T8">}</text:span></text:p>
      <text:p text:style-name="P21"/>
      <text:p text:style-name="P21"/>
      <text:p text:style-name="P20"/>
      <text:p text:style-name="P21"><text:s text:c="4"/><text:span text:style-name="T8">}</text:span></text:p>
      <text:p text:style-name="P21"><text:s text:c="4"/><text:span text:style-name="T8">public boolean search(String value) {</text:span></text:p>
      <text:p text:style-name="P21"><text:s text:c="8"/><text:span text:style-name="T8">this.searchCounts++;</text:span></text:p>
      <text:p text:style-name="P21"><text:s text:c="8"/><text:span text:style-name="T8">HashCell cell = cells[getHashCode(value)];</text:span></text:p>
      <text:p text:style-name="P21"><text:s text:c="8"/><text:span text:style-name="T8">if (cell == null) {</text:span></text:p>
      <text:p text:style-name="P21"><text:s text:c="12"/><text:span text:style-name="T8">this.comp++;</text:span></text:p>
      <text:p text:style-name="P21"><text:s text:c="12"/><text:span text:style-name="T8">return false;</text:span></text:p>
      <text:p text:style-name="P21"><text:soft-page-break/><text:s text:c="8"/><text:span text:style-name="T8">}</text:span></text:p>
      <text:p text:style-name="P21"><text:s text:c="8"/><text:span text:style-name="T8">this.comp++;</text:span></text:p>
      <text:p text:style-name="P21"><text:s text:c="8"/><text:span text:style-name="T8">return cell.get_binaryTree().search(value);</text:span></text:p>
      <text:p text:style-name="P21"><text:s text:c="4"/><text:span text:style-name="T8">}</text:span></text:p>
      <text:p text:style-name="P21"><text:s text:c="4"/><text:span text:style-name="T8">public void remove(String value) {</text:span></text:p>
      <text:p text:style-name="P21"><text:s text:c="8"/><text:span text:style-name="T8">int hash = getHashCode(value);</text:span></text:p>
      <text:p text:style-name="P21"><text:s text:c="8"/><text:span text:style-name="T8">HashCell cell = this.cells[hash];</text:span></text:p>
      <text:p text:style-name="P21"><text:s text:c="8"/><text:span text:style-name="T8">if (cell == null) {</text:span></text:p>
      <text:p text:style-name="P21"><text:s text:c="12"/><text:span text:style-name="T8">return;</text:span></text:p>
      <text:p text:style-name="P21"><text:s text:c="8"/><text:span text:style-name="T8">}</text:span></text:p>
      <text:p text:style-name="P21"><text:s text:c="8"/><text:span text:style-name="T8">cell.get_binaryTree().remove(value);</text:span></text:p>
      <text:p text:style-name="P21"><text:s text:c="8"/><text:span text:style-name="T8">if (cell.get_binaryTree().getRoot() == null) {</text:span></text:p>
      <text:p text:style-name="P21"><text:s text:c="12"/><text:span text:style-name="T8">this.cells[hash] = null;</text:span></text:p>
      <text:p text:style-name="P21"><text:s text:c="12"/><text:span text:style-name="T8">return;</text:span></text:p>
      <text:p text:style-name="P21"><text:s text:c="8"/><text:span text:style-name="T8">}</text:span></text:p>
      <text:p text:style-name="P21"><text:s text:c="4"/><text:span text:style-name="T8">}</text:span></text:p>
      <text:p text:style-name="P21"><text:s text:c="4"/><text:span text:style-name="T8">public int getHashCode(String identifier) {</text:span></text:p>
      <text:p text:style-name="P21"><text:s text:c="8"/><text:span text:style-name="T8">return (int) identifier.charAt(0) + (int) identifier.charAt(identifier.length() - 1);</text:span></text:p>
      <text:p text:style-name="P21"><text:s text:c="4"/><text:span text:style-name="T8">}</text:span></text:p>
      <text:p text:style-name="P21"><text:s text:c="4"/><text:span text:style-name="T8">private void resize(int newSize) {</text:span></text:p>
      <text:p text:style-name="P21"><text:s text:c="8"/><text:span text:style-name="T8">HashCell[] newCells = new HashCell[newSize + 1];</text:span></text:p>
      <text:p text:style-name="P21"><text:s text:c="8"/><text:span text:style-name="T8">for (int i = 0; i &lt; this.cells.length; i++) {</text:span></text:p>
      <text:p text:style-name="P21"><text:s text:c="12"/><text:span text:style-name="T8">newCells[i] = this.cells[i];</text:span></text:p>
      <text:p text:style-name="P21"><text:s text:c="8"/><text:span text:style-name="T8">}</text:span></text:p>
      <text:p text:style-name="P21"><text:s text:c="8"/><text:span text:style-name="T8">this.cells = newCells;</text:span></text:p>
      <text:p text:style-name="P21"><text:s text:c="4"/><text:span text:style-name="T8">}</text:span></text:p>
      <text:p text:style-name="P28">//Получение среднего количества сравнений</text:p>
      <text:p text:style-name="P21"><text:s text:c="4"/><text:span text:style-name="T8">public int getMean() {</text:span></text:p>
      <text:p text:style-name="P21"><text:s text:c="8"/><text:span text:style-name="T8">return comp / searchCounts;</text:span></text:p>
      <text:p text:style-name="P5"><text:s text:c="4"/><text:span text:style-name="T8">}</text:span></text:p>
      <text:p text:style-name="P5"/>
      <text:p text:style-name="P22">Класс ячейки таблицы:</text:p>
      <text:p text:style-name="P13"/>
      <text:p text:style-name="P11">public class HashCell {</text:p>
      <text:p text:style-name="P21"><text:s text:c="4"/><text:span text:style-name="T8">private BinaryTree _binaryTree;</text:span></text:p>
      <text:p text:style-name="P21"><text:s text:c="4"/><text:span text:style-name="T8">private HashTable table;</text:span></text:p>
      <text:p text:style-name="P21"><text:s text:c="4"/></text:p>
      <text:p text:style-name="P21"><text:s text:c="4"/><text:span text:style-name="T8">public BinaryTree get_binaryTree() {</text:span></text:p>
      <text:p text:style-name="P21"><text:s text:c="8"/><text:span text:style-name="T8">return _binaryTree;</text:span></text:p>
      <text:p text:style-name="P21"><text:s text:c="4"/><text:span text:style-name="T8">}</text:span></text:p>
      <text:p text:style-name="P21"><text:s text:c="4"/><text:span text:style-name="T8">public HashCell(String _value, HashTable table) {</text:span></text:p>
      <text:p text:style-name="P21"><text:s text:c="8"/><text:span text:style-name="T8">this.table = table;</text:span></text:p>
      <text:p text:style-name="P21"><text:s text:c="8"/><text:span text:style-name="T8">_binaryTree = new BinaryTree(new TreeNode(_value, null), table);</text:span></text:p>
      <text:p text:style-name="P21"><text:s text:c="4"/><text:span text:style-name="T8">}</text:span></text:p>
      <text:p text:style-name="P6">}</text:p>
      <text:p text:style-name="P6"/>
      <text:p text:style-name="P6"/>
      <text:p text:style-name="P6"/>
      <text:p text:style-name="P6"/>
      <text:p text:style-name="P6"/>
      <text:p text:style-name="P8"><text:soft-page-break/>Класс дерева:</text:p>
      <text:p text:style-name="P6">public class BinaryTree {</text:p>
      <text:p text:style-name="P21"><text:s text:c="4"/><text:span text:style-name="T8">private TreeNode root;</text:span></text:p>
      <text:p text:style-name="P21"><text:s text:c="4"/><text:span text:style-name="T8">HashTable table;</text:span></text:p>
      <text:p text:style-name="P21"><text:s text:c="4"/><text:span text:style-name="T8">public TreeNode getRoot() {</text:span></text:p>
      <text:p text:style-name="P21"><text:s text:c="8"/><text:span text:style-name="T8">return root;</text:span></text:p>
      <text:p text:style-name="P21"><text:s text:c="4"/><text:span text:style-name="T8">}</text:span></text:p>
      <text:p text:style-name="P21"><text:s text:c="4"/><text:span text:style-name="T8">public void setRoot(TreeNode root) {</text:span></text:p>
      <text:p text:style-name="P21"><text:s text:c="8"/><text:span text:style-name="T8">this.root = root;</text:span></text:p>
      <text:p text:style-name="P21"><text:s text:c="4"/><text:span text:style-name="T8">}</text:span></text:p>
      <text:p text:style-name="P21"><text:s text:c="4"/><text:span text:style-name="T8">public void add(String value) {</text:span></text:p>
      <text:p text:style-name="P21"><text:s text:c="8"/><text:span text:style-name="T8">TreeNode curr = root;</text:span></text:p>
      <text:p text:style-name="P21"><text:s text:c="8"/><text:span text:style-name="T8">while (true) {</text:span></text:p>
      <text:p text:style-name="P21"><text:s text:c="12"/><text:span text:style-name="T8">if (curr.getValue().compareTo(value) == 0) {</text:span></text:p>
      <text:p text:style-name="P21"><text:s text:c="16"/><text:span text:style-name="T8">return;</text:span></text:p>
      <text:p text:style-name="P21"><text:s text:c="12"/><text:span text:style-name="T8">}</text:span></text:p>
      <text:p text:style-name="P21"><text:s text:c="12"/><text:span text:style-name="T8">if (curr.getValue().compareTo(value) &gt; 0) {</text:span></text:p>
      <text:p text:style-name="P21"><text:s text:c="16"/><text:span text:style-name="T8">if (curr.getLeft() == null) {</text:span></text:p>
      <text:p text:style-name="P21"><text:s text:c="20"/><text:span text:style-name="T8">curr.setLeft(new TreeNode(value, curr));</text:span></text:p>
      <text:p text:style-name="P21"><text:s text:c="20"/><text:span text:style-name="T8">return;</text:span></text:p>
      <text:p text:style-name="P21"><text:s text:c="16"/><text:span text:style-name="T8">} else {</text:span></text:p>
      <text:p text:style-name="P21"><text:s text:c="20"/><text:span text:style-name="T8">curr = curr.getLeft();</text:span></text:p>
      <text:p text:style-name="P21"><text:s text:c="16"/><text:span text:style-name="T8">}</text:span></text:p>
      <text:p text:style-name="P21"><text:s text:c="12"/><text:span text:style-name="T8">}</text:span></text:p>
      <text:p text:style-name="P21"><text:s text:c="12"/><text:span text:style-name="T8">if (curr.getValue().compareTo(value) &lt; 0) {</text:span></text:p>
      <text:p text:style-name="P21"><text:s text:c="16"/><text:span text:style-name="T8">if (curr.getRight() == null) {</text:span></text:p>
      <text:p text:style-name="P21"><text:s text:c="20"/><text:span text:style-name="T8">curr.setRight(new TreeNode(value, curr));</text:span></text:p>
      <text:p text:style-name="P21"><text:s text:c="20"/><text:span text:style-name="T8">return;</text:span></text:p>
      <text:p text:style-name="P21"><text:s text:c="16"/><text:span text:style-name="T8">} else {</text:span></text:p>
      <text:p text:style-name="P21"><text:s text:c="20"/><text:span text:style-name="T8">curr = curr.getRight();</text:span></text:p>
      <text:p text:style-name="P21"><text:s text:c="16"/><text:span text:style-name="T8">}</text:span></text:p>
      <text:p text:style-name="P21"><text:s text:c="12"/><text:span text:style-name="T8">}</text:span></text:p>
      <text:p text:style-name="P21"><text:s text:c="8"/><text:span text:style-name="T8">}</text:span></text:p>
      <text:p text:style-name="P21"><text:s text:c="4"/><text:span text:style-name="T8">}</text:span></text:p>
      <text:p text:style-name="P21"><text:s text:c="4"/><text:span text:style-name="T8">public boolean search(String value) {</text:span></text:p>
      <text:p text:style-name="P21"><text:s text:c="8"/><text:span text:style-name="T8">TreeNode curr = root;</text:span></text:p>
      <text:p text:style-name="P21"><text:s text:c="8"/><text:span text:style-name="T8">while (true) {</text:span></text:p>
      <text:p text:style-name="P21"><text:s text:c="12"/><text:span text:style-name="T8">if (curr.getValue().compareTo(value) == 0) {</text:span></text:p>
      <text:p text:style-name="P21"><text:s text:c="16"/><text:span text:style-name="T8">table.comp++;</text:span></text:p>
      <text:p text:style-name="P21"><text:s text:c="16"/><text:span text:style-name="T8">return true;</text:span></text:p>
      <text:p text:style-name="P21"><text:s text:c="12"/><text:span text:style-name="T8">}</text:span></text:p>
      <text:p text:style-name="P21"><text:s text:c="12"/><text:span text:style-name="T8">table.comp++;</text:span></text:p>
      <text:p text:style-name="P21"><text:s text:c="12"/><text:span text:style-name="T8">if (curr.getValue().compareTo(value) &gt; 0) {</text:span></text:p>
      <text:p text:style-name="P21"><text:s text:c="16"/><text:span text:style-name="T8">table.comp++;</text:span></text:p>
      <text:p text:style-name="P21"><text:s text:c="16"/><text:span text:style-name="T8">if (curr.getLeft() == null) {</text:span></text:p>
      <text:p text:style-name="P21"><text:s text:c="20"/><text:span text:style-name="T8">return false;</text:span></text:p>
      <text:p text:style-name="P21"><text:s text:c="16"/><text:span text:style-name="T8">} else {</text:span></text:p>
      <text:p text:style-name="P21"><text:s text:c="20"/><text:span text:style-name="T8">curr = curr.getLeft();</text:span></text:p>
      <text:p text:style-name="P21"><text:s text:c="16"/><text:span text:style-name="T8">}</text:span></text:p>
      <text:p text:style-name="P21"><text:s text:c="12"/><text:span text:style-name="T8">} else {</text:span></text:p>
      <text:p text:style-name="P21"><text:s text:c="16"/><text:span text:style-name="T8">table.comp++;</text:span></text:p>
      <text:p text:style-name="P21"><text:s text:c="12"/><text:span text:style-name="T8">}</text:span></text:p>
      <text:p text:style-name="P21"><text:s text:c="12"/><text:span text:style-name="T8">if (curr.getValue().compareTo(value) &lt; 0) {</text:span></text:p>
      <text:p text:style-name="P21"><text:s text:c="16"/><text:span text:style-name="T8">table.comp++;</text:span></text:p>
      <text:p text:style-name="P21"><text:s text:c="16"/><text:span text:style-name="T8">if (curr.getRight() == null) {</text:span></text:p>
      <text:p text:style-name="P21"><text:s text:c="20"/><text:span text:style-name="T8">return false;</text:span></text:p>
      <text:p text:style-name="P21"><text:soft-page-break/><text:s text:c="16"/><text:span text:style-name="T8">} else {</text:span></text:p>
      <text:p text:style-name="P21"><text:s text:c="20"/><text:span text:style-name="T8">curr = curr.getRight();</text:span></text:p>
      <text:p text:style-name="P21"><text:s text:c="16"/><text:span text:style-name="T8">}</text:span></text:p>
      <text:p text:style-name="P21"><text:s text:c="12"/><text:span text:style-name="T8">} else {</text:span></text:p>
      <text:p text:style-name="P21"><text:s text:c="16"/><text:span text:style-name="T8">table.comp++;</text:span></text:p>
      <text:p text:style-name="P21"><text:s text:c="12"/><text:span text:style-name="T8">}</text:span></text:p>
      <text:p text:style-name="P21"><text:s text:c="8"/><text:span text:style-name="T8">}</text:span></text:p>
      <text:p text:style-name="P21"><text:s text:c="4"/><text:span text:style-name="T8">}</text:span></text:p>
      <text:p text:style-name="P21"><text:s text:c="4"/><text:span text:style-name="T8">public BinaryTree(TreeNode root, HashTable table) {</text:span></text:p>
      <text:p text:style-name="P21"><text:s text:c="8"/><text:span text:style-name="T8">this.root = root;</text:span></text:p>
      <text:p text:style-name="P21"><text:s text:c="8"/><text:span text:style-name="T8">this.table = table;</text:span></text:p>
      <text:p text:style-name="P21"><text:s text:c="4"/><text:span text:style-name="T8">}</text:span></text:p>
      <text:p text:style-name="P6">}</text:p>
      <text:p text:style-name="P8">Класс узла дерева:</text:p>
      <text:p text:style-name="P7">public class TreeNode {</text:p>
      <text:p text:style-name="P21"><text:s text:c="4"/><text:span text:style-name="T8">private String value;</text:span></text:p>
      <text:p text:style-name="P21"><text:s text:c="4"/><text:span text:style-name="T8">private TreeNode left;</text:span></text:p>
      <text:p text:style-name="P21"><text:s text:c="4"/><text:span text:style-name="T8">private TreeNode right;</text:span></text:p>
      <text:p text:style-name="P21"><text:s text:c="4"/><text:span text:style-name="T8">private TreeNode parent;</text:span></text:p>
      <text:p text:style-name="P21"><text:s text:c="4"/><text:span text:style-name="T8">public String getValue() {</text:span></text:p>
      <text:p text:style-name="P21"><text:s text:c="8"/><text:span text:style-name="T8">return value;</text:span></text:p>
      <text:p text:style-name="P21"><text:s text:c="4"/><text:span text:style-name="T8">}</text:span></text:p>
      <text:p text:style-name="P21"><text:s text:c="4"/><text:span text:style-name="T8">public void setValue(String value) {</text:span></text:p>
      <text:p text:style-name="P21"><text:s text:c="8"/><text:span text:style-name="T8">this.value = value;</text:span></text:p>
      <text:p text:style-name="P21"><text:s text:c="4"/><text:span text:style-name="T8">}</text:span></text:p>
      <text:p text:style-name="P21"><text:s text:c="4"/><text:span text:style-name="T8">public TreeNode getLeft() {</text:span></text:p>
      <text:p text:style-name="P21"><text:s text:c="8"/><text:span text:style-name="T8">return left;</text:span></text:p>
      <text:p text:style-name="P21"><text:s text:c="4"/><text:span text:style-name="T8">}</text:span></text:p>
      <text:p text:style-name="P21"><text:s text:c="4"/><text:span text:style-name="T8">public void setLeft(TreeNode left) {</text:span></text:p>
      <text:p text:style-name="P21"><text:s text:c="8"/><text:span text:style-name="T8">this.left = left;</text:span></text:p>
      <text:p text:style-name="P21"><text:s text:c="4"/><text:span text:style-name="T8">}</text:span></text:p>
      <text:p text:style-name="P21"><text:s text:c="4"/><text:span text:style-name="T8">public TreeNode getRight() {</text:span></text:p>
      <text:p text:style-name="P21"><text:s text:c="8"/><text:span text:style-name="T8">return right;</text:span></text:p>
      <text:p text:style-name="P21"><text:s text:c="4"/><text:span text:style-name="T8">}</text:span></text:p>
      <text:p text:style-name="P21"><text:s text:c="4"/><text:span text:style-name="T8">public void setRight(TreeNode right) {</text:span></text:p>
      <text:p text:style-name="P21"><text:s text:c="8"/><text:span text:style-name="T8">this.right = right;</text:span></text:p>
      <text:p text:style-name="P21"><text:s text:c="4"/><text:span text:style-name="T8">}</text:span></text:p>
      <text:p text:style-name="P21"><text:s text:c="4"/><text:span text:style-name="T8">public TreeNode getParent() {</text:span></text:p>
      <text:p text:style-name="P21"><text:s text:c="8"/><text:span text:style-name="T8">return parent;</text:span></text:p>
      <text:p text:style-name="P21"><text:s text:c="4"/><text:span text:style-name="T8">}</text:span></text:p>
      <text:p text:style-name="P21"><text:s text:c="4"/><text:span text:style-name="T8">public void setParent(TreeNode parent) {</text:span></text:p>
      <text:p text:style-name="P21"><text:s text:c="8"/><text:span text:style-name="T8">this.parent = parent;</text:span></text:p>
      <text:p text:style-name="P21"><text:s text:c="4"/><text:span text:style-name="T8">}</text:span></text:p>
      <text:p text:style-name="P21"><text:s text:c="4"/><text:span text:style-name="T8">public TreeNode(String value, TreeNode parent) {</text:span></text:p>
      <text:p text:style-name="P21"><text:s text:c="8"/><text:span text:style-name="T8">this.value = value;</text:span></text:p>
      <text:p text:style-name="P21"><text:s text:c="8"/><text:span text:style-name="T8">this.parent = parent;</text:span></text:p>
      <text:p text:style-name="P21"><text:s text:c="4"/><text:span text:style-name="T8">}</text:span></text:p>
      <text:p text:style-name="P6">}</text:p>
      <text:p text:style-name="P6"/>
      <text:p text:style-name="P6"/>
      <text:p text:style-name="P6"/>
      <text:p text:style-name="P9"><text:soft-page-break/>Поиск в таблице:</text:p>
      <text:p text:style-name="P10">Как и в случае с добавлением, вычисляем хеш искомой строки, обращаемся к ячейке таблицы под этим номером, если такой не существует, значит элемент не найден., иначе осуществляем поиск в дереве, закреплённом за этой ячейкой.</text:p>
      <text:p text:style-name="P29">График зависимости среднего количества сравнений, от количества элементов в таблице.</text:p>
      <text:p text:style-name="P29"><draw:frame draw:style-name="fr1" draw:name="Объект1" text:anchor-type="paragraph" svg:width="16.127cm" svg:height="8.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9">Данный график близок к графику для бинарного дерева. Всё из-за того, что <text:span text:style-name="T10">используемая</text:span> хеш функция позволяет создать таблицу размером &lt;Количество уникальных символов&gt;*2. Таким образом при небольшом количестве уникальных символов, из которых строятся идентификаторы и большом количестве идентификаторов происходит множество коллизий, из-за чего преимущества хеширования теряются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График зависимости количества коллизий, от количества элементов в таблице<text:line-break/></text:p>
      <text:p text:style-name="P23"><draw:frame draw:style-name="fr2" draw:name="Объект2" text:anchor-type="paragraph" svg:width="15.998cm" svg:height="9.00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p text:style-name="P23">В данном случае использовалось 93 уникальных символа, что обеспечило 186 ячеек хеш таблицы, поэтому при количестве элементов 200 и боллее зависимость становится линейно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4T20:47:50.994497241</dc:date>
    <meta:generator>LibreOffice/4.2.8.2$Linux_X86_64 LibreOffice_project/420m0$Build-2</meta:generator>
    <meta:editing-duration>PT45M10S</meta:editing-duration>
    <meta:editing-cycles>4</meta:editing-cycles>
    <meta:document-statistic meta:table-count="0" meta:image-count="0" meta:object-count="2" meta:page-count="7" meta:paragraph-count="204" meta:word-count="798" meta:character-count="7382" meta:non-whitespace-character-count="51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126cm" svg:height="8.579cm" xlink:href="." xlink:type="simple" chart:class="chart:scatter" chart:style-name="ch1">
        <chart:plot-area chart:style-name="ch2" chart:data-source-has-labels="both" svg:x="0.322cm" svg:y="0.171cm" svg:width="15.482cm" svg:height="8.237cm">
          <chartooo:coordinate-region svg:x="0.943cm" svg:y="0.371cm" svg:width="14.489cm" svg:height="7.39cm"/>
          <chart:axis chart:dimension="x" chart:name="primary-x" chart:style-name="ch3" chartooo:axis-type="auto">
            <chart:categories table:cell-range-address="local-table.$B$1:.$U$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3:.$U$3" chart:label-cell-address="local-table.$A$3" chart:class="chart:scatter">
            <chart:domain table:cell-range-address="local-table.$B$2:.$U$2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22">
                <text:p>120</text:p>
              </table:table-cell>
              <table:table-cell office:value-type="float" office:value="2.44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  <table:table-cell office:value-type="float" office:value="850">
                <text:p>850</text:p>
              </table:table-cell>
              <table:table-cell office:value-type="float" office:value="900">
                <text:p>900</text:p>
              </table:table-cell>
              <table:table-cell office:value-type="float" office:value="950">
                <text:p>95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2.44">
                <text:p>2.44</text:p>
              </table:table-cell>
              <table:table-cell office:value-type="float" office:value="2.43">
                <text:p>2.43</text:p>
              </table:table-cell>
              <table:table-cell office:value-type="float" office:value="3.55333333333333">
                <text:p>3.55333333333333</text:p>
              </table:table-cell>
              <table:table-cell office:value-type="float" office:value="4.01">
                <text:p>4.01</text:p>
              </table:table-cell>
              <table:table-cell office:value-type="float" office:value="4.716">
                <text:p>4.716</text:p>
              </table:table-cell>
              <table:table-cell office:value-type="float" office:value="5.78333333333333">
                <text:p>5.78333333333333</text:p>
              </table:table-cell>
              <table:table-cell office:value-type="float" office:value="5.79714285714286">
                <text:p>5.79714285714286</text:p>
              </table:table-cell>
              <table:table-cell office:value-type="float" office:value="6.19">
                <text:p>6.19</text:p>
              </table:table-cell>
              <table:table-cell office:value-type="float" office:value="6.75555555555556">
                <text:p>6.75555555555556</text:p>
              </table:table-cell>
              <table:table-cell office:value-type="float" office:value="7.286">
                <text:p>7.286</text:p>
              </table:table-cell>
              <table:table-cell office:value-type="float" office:value="7.88545454545455">
                <text:p>7.88545454545455</text:p>
              </table:table-cell>
              <table:table-cell office:value-type="float" office:value="8.18666666666667">
                <text:p>8.18666666666667</text:p>
              </table:table-cell>
              <table:table-cell office:value-type="float" office:value="8.59538461538462">
                <text:p>8.59538461538462</text:p>
              </table:table-cell>
              <table:table-cell office:value-type="float" office:value="8.83142857142857">
                <text:p>8.83142857142857</text:p>
              </table:table-cell>
              <table:table-cell office:value-type="float" office:value="8.852">
                <text:p>8.852</text:p>
              </table:table-cell>
              <table:table-cell office:value-type="float" office:value="9.465">
                <text:p>9.465</text:p>
              </table:table-cell>
              <table:table-cell office:value-type="float" office:value="10.2823529411765">
                <text:p>10.2823529411765</text:p>
              </table:table-cell>
              <table:table-cell office:value-type="float" office:value="10.91">
                <text:p>10.91</text:p>
              </table:table-cell>
              <table:table-cell office:value-type="float" office:value="10.5957894736842">
                <text:p>10.5957894736842</text:p>
              </table:table-cell>
              <table:table-cell office:value-type="float" office:value="11.148">
                <text:p>11.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scatter" chart:style-name="ch1">
        <chart:plot-area chart:style-name="ch2" chart:data-source-has-labels="both" svg:x="0.153cm" svg:y="0.037cm" svg:width="15.728cm" svg:height="8.64cm">
          <chartooo:coordinate-region svg:x="0.96cm" svg:y="0.236cm" svg:width="14.549cm" svg:height="7.794cm"/>
          <chart:axis chart:dimension="x" chart:name="primary-x" chart:style-name="ch3" chartooo:axis-type="auto">
            <chart:categories table:cell-range-address="local-table.$B$1:.$U$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3:.$U$3" chart:label-cell-address="local-table.$A$3" chart:class="chart:scatter">
            <chart:domain table:cell-range-address="local-table.$B$2:.$U$2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  <table:table-cell office:value-type="float" office:value="850">
                <text:p>850</text:p>
              </table:table-cell>
              <table:table-cell office:value-type="float" office:value="900">
                <text:p>900</text:p>
              </table:table-cell>
              <table:table-cell office:value-type="float" office:value="950">
                <text:p>95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87">
                <text:p>87</text:p>
              </table:table-cell>
              <table:table-cell office:value-type="float" office:value="128">
                <text:p>128</text:p>
              </table:table-cell>
              <table:table-cell office:value-type="float" office:value="176">
                <text:p>176</text:p>
              </table:table-cell>
              <table:table-cell office:value-type="float" office:value="206">
                <text:p>206</text:p>
              </table:table-cell>
              <table:table-cell office:value-type="float" office:value="254">
                <text:p>254</text:p>
              </table:table-cell>
              <table:table-cell office:value-type="float" office:value="300">
                <text:p>300</text:p>
              </table:table-cell>
              <table:table-cell office:value-type="float" office:value="351">
                <text:p>351</text:p>
              </table:table-cell>
              <table:table-cell office:value-type="float" office:value="402">
                <text:p>402</text:p>
              </table:table-cell>
              <table:table-cell office:value-type="float" office:value="446">
                <text:p>446</text:p>
              </table:table-cell>
              <table:table-cell office:value-type="float" office:value="490">
                <text:p>490</text:p>
              </table:table-cell>
              <table:table-cell office:value-type="float" office:value="535">
                <text:p>535</text:p>
              </table:table-cell>
              <table:table-cell office:value-type="float" office:value="583">
                <text:p>583</text:p>
              </table:table-cell>
              <table:table-cell office:value-type="float" office:value="636">
                <text:p>636</text:p>
              </table:table-cell>
              <table:table-cell office:value-type="float" office:value="691">
                <text:p>691</text:p>
              </table:table-cell>
              <table:table-cell office:value-type="float" office:value="739">
                <text:p>739</text:p>
              </table:table-cell>
              <table:table-cell office:value-type="float" office:value="781">
                <text:p>781</text:p>
              </table:table-cell>
              <table:table-cell office:value-type="float" office:value="835">
                <text:p>8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